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PA Pゴシック" svg:font-family="'IPA Pゴシック'" style:font-family-generic="modern" style:font-pitch="fixed"/>
    <style:font-face style:name="Liberation Mono" svg:font-family="'Liberation Mono'" style:font-family-generic="modern" style:font-pitch="fixed"/>
    <style:font-face style:name="IPAexゴシック" svg:font-family="IPAex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IPAexゴシック" officeooo:paragraph-rsid="00113a50" style:font-name-asian="IPAexゴシック"/>
    </style:style>
    <style:style style:name="P2" style:family="paragraph" style:parent-style-name="Preformatted_20_Text">
      <style:text-properties style:font-name="IPAexゴシック" officeooo:paragraph-rsid="001c802b" style:font-name-asian="IPAexゴシック"/>
    </style:style>
    <style:style style:name="P3" style:family="paragraph" style:parent-style-name="Preformatted_20_Text">
      <style:text-properties style:font-name="IPAexゴシック" officeooo:paragraph-rsid="001df444" style:font-name-asian="IPAexゴシック"/>
    </style:style>
    <style:style style:name="P4" style:family="paragraph" style:parent-style-name="Preformatted_20_Text">
      <style:text-properties style:font-name="IPAexゴシック" officeooo:paragraph-rsid="00113a50" style:font-name-asian="IPAexゴシック"/>
    </style:style>
    <style:style style:name="P5" style:family="paragraph" style:parent-style-name="Preformatted_20_Text">
      <style:text-properties style:font-name="IPAexゴシック" officeooo:paragraph-rsid="002e7f17" style:font-name-asian="IPAexゴシック"/>
    </style:style>
    <style:style style:name="T1" style:family="text">
      <style:text-properties fo:font-weight="bold" style:font-weight-asian="bold" style:font-weight-complex="bold"/>
    </style:style>
    <style:style style:name="T2" style:family="text">
      <style:text-properties officeooo:rsid="00160a13"/>
    </style:style>
    <style:style style:name="T3" style:family="text">
      <style:text-properties officeooo:rsid="0017efcf"/>
    </style:style>
    <style:style style:name="T4" style:family="text">
      <style:text-properties officeooo:rsid="0024bb79"/>
    </style:style>
    <style:style style:name="T5" style:family="text">
      <style:text-properties officeooo:rsid="002fc5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令和二年<text:span text:style-name="T4">八</text:span>月課題資料</text:p>
      <text:p text:style-name="P1"><text:s text:c="3"/>『懐風藻』發表者　小澤</text:p>
      <text:p text:style-name="P1"/>
      <text:p text:style-name="P1"><text:s/><text:span text:style-name="T1">解説</text:span></text:p>
      <text:p text:style-name="P1">小澤の意見や註釋は※で記した。</text:p>
      <text:p text:style-name="P1"><text:s/>概要</text:p>
      <text:p text:style-name="P1"><text:s/>『懐風藻』（くわいふうさう）は、現存する最古の日本漢詩集。撰者不明の序文によれば、天平勝寶三年十一月に完成。</text:p>
      <text:p text:style-name="P1"><text:s/>奈良時代、天平勝寶三年（七百五十一年）の序文を持つ。編者は大友皇子の曾孫にあたる淡海三船と考へる説が有力である、また他に石上宅嗣、藤原刷雄等が擬されてゐるが確證はない。</text:p>
      <text:p text:style-name="P1"><text:s/>近江朝から奈良朝までの六十四人の作者による百十六首の詩を收めるが、序文には百廿とあり、現存する寫本は原本と異ると想像されてゐる。作品のほとんどは五言詩で、平安初期の勅撰三詩集が七言詩で占められてゐるのと大きく異る。五言がほとんどであり、七<text:soft-page-break/>言はわずか七首である。 七言のなかに聯句が一首ある。 五言のうち最多は八句の詩であり、四句がこれについで、十二句もまぢつてゐる。<text:span text:style-name="T1">題目は宴会が最多で、遊覧、應詔がこれについでゐる。</text:span></text:p>
      <text:p text:style-name="P1"><text:s/>作者は、天皇をはじめ、大友・川島・大津などの皇子・諸王・諸臣・僧侶など。作風は支那大陸、ことに浮華な六朝詩の影響が大きいが、初唐の影響も見え始めてゐる。</text:p>
      <text:p text:style-name="P1"><text:s/>古代日本で漢詩が作られ始めるのは、當然大陸文化に連ならうとする律令国家への歩みが反映されてゐる。『懐風藻』の序文によれば、近江朝の安定した政治による平和が詩文の發達を促し、多くの作品を生んだといふ。</text:p>
      <text:p text:style-name="P2"><text:s/>なほ、『懐風藻』には『萬葉集』に歌のない藤原不比等の漢詩が收められてをり、大伴家持は、『萬葉集』に漢詩を殘すものの、『懐風藻』には作品がない。</text:p>
      <text:p text:style-name="P2"/>
      <text:p text:style-name="P2">。</text:p>
      <text:p text:style-name="P1"><text:soft-page-break/><text:s/>書名の由来</text:p>
      <text:p text:style-name="P1"><text:s/>序文の最後に「餘撰此文意者、爲將不忘先哲遺風、故以懐風名之云爾」とあり、先行する大詩人たちの遺「風」を「懐」かしむ詞「藻」集であることがわかる。</text:p>
      <text:p text:style-name="P1"><text:s/>詩人</text:p>
      <text:p text:style-name="P1"><text:s text:c="2"/>伝記つき</text:p>
      <text:p text:style-name="P1">以下の八名については、特に撰者からの傳記が付加へられてゐる。</text:p>
      <text:p text:style-name="P1">- 淡海朝皇太子（大友皇子、弘文天皇）二首</text:p>
      <text:p text:style-name="P1">　→ <text:s/>天智天皇の皇子</text:p>
      <text:p text:style-name="P3">- 淨大参河島皇子、一</text:p>
      <text:p text:style-name="P3">　→ <text:s/>天智天皇の皇子</text:p>
      <text:p text:style-name="P1">- 大津皇子、四首　→ <text:s/>天武天皇の皇子</text:p>
      <text:p text:style-name="P1">- 僧正呉學生智藏師、二首</text:p>
      <text:p text:style-name="P1">- 正四位上式部卿葛野王、二首</text:p>
      <text:p text:style-name="P1">　→ <text:s/>弘文天皇の皇子</text:p>
      <text:p text:style-name="P1">- 唐學士辨正法師、二首</text:p>
      <text:p text:style-name="P1">- 律師大唐學生道慈師、二首</text:p>
      <text:p text:style-name="P1"><text:soft-page-break/>- 從三位中納言兼中務卿石上朝臣乙麻呂、四首</text:p>
      <text:p text:style-name="P1"><text:s text:c="2"/>その他</text:p>
      <text:p text:style-name="P1">- 文武天皇</text:p>
      <text:p text:style-name="P3">- 藤原不比等　→ <text:s/>藤原鎌足の子　</text:p>
      <text:p text:style-name="P1">- 大伴旅人</text:p>
      <text:p text:style-name="P1">- 長屋王　→ <text:s/>高市皇子の子</text:p>
      <text:p text:style-name="P3">- 藤原房前　→ <text:s/>藤原不比等の子</text:p>
      <text:p text:style-name="P3">- 藤原宇合　→ <text:s/>藤原不比等の子</text:p>
      <text:p text:style-name="P3">- 藤原麻呂　→ <text:s/>藤原不比等の子</text:p>
      <text:p text:style-name="P1"><text:s/>等</text:p>
      <text:p text:style-name="P1">※ <text:s/>漢詩について</text:p>
      <text:p text:style-name="P1"><text:s/>詩經國風などは民謠を文字に起こしたものだらうが、我々が想像する漢詩の多くは、讀書人が嚴格な規則に從つて作成したものである。いつの間にか漢詩はエリートが政治的な抱負を語る道具と化した。「詩は志」とはさういふ意味の言葉であり、花鳥風月を愛でる爲に作るものではない。</text:p>
      <text:p text:style-name="P1"><text:soft-page-break/><text:s/>我が國でも勿論、詩歌は貴族のものである。萬葉集は庶民の歌も採録されてゐるのかも知れないが、古今集以降は訓練を受けた人でなければ作れない歌ばかりである。</text:p>
      <text:p text:style-name="P1"><text:s/>懐風藻で第一に興味が引かれるのは、詩人の經歴であらう。政治的な敗者達の漢詩を多數收録したのは、鎭魂の爲なのだらうか。</text:p>
      <text:p text:style-name="P1">　また、詩人達の教養の高さにも驚かされる。</text:p>
      <text:p text:style-name="P1">例へば「智」や「仁」を「みづ」や「やま」と訓ずるのは、「智者は水を好み仁者は山を好む」（『論語』）に本づく。<text:span text:style-name="T3">他にも『詩經』の詩句を前提とした詩などがあつた。</text:span></text:p>
      <text:p text:style-name="P1"><text:s/>詩</text:p>
      <text:p text:style-name="P1"><text:s text:c="2"/>弘文天皇</text:p>
      <text:p text:style-name="P1"><text:s/>太子天性明悟、雅より博古を愛ます。筆を下せば章と成り、言を出せば論と爲る。時に議する者其の洪學を歎かふ。未だ幾ばくもあらぬに文藻日に新し。壬申の年に亂に會ひて、天命遂げず。時に年二十五。</text:p>
      <text:p text:style-name="P1"/>
      <text:p text:style-name="P1"><text:soft-page-break/><text:s text:c="2"/>河島皇子</text:p>
      <text:p text:style-name="P1"><text:s/>皇子は、淡海帝の第二子なり。志懐温裕、局量弘雅。始め大津皇子と、莫逆の契を爲しつ。津の逆を謀るに及びて、島則ち變を告ぐ。</text:p>
      <text:p text:style-name="P1"><text:s text:c="2"/>大津皇子</text:p>
      <text:p text:style-name="P1"><text:s/>皇子は、淨御原帝の長子なり。淨貌魁梧、器宇峻遠。幼年にして學を好み、博覽にして能く文を屬る。（中略）因りて逆謀を進む。</text:p>
      <text:p text:style-name="P1"><text:s text:c="3"/>背景</text:p>
      <text:p text:style-name="P1"><text:s/>天武天皇崩御が、大津皇子を含めた姉弟の不幸を呼ぶ引き金となつた。天武天皇病歿後の政情不穏な中で、天武の皇后・持統天皇が仕掛けた策謀にかかり、大津皇子が謀反の罪で處斷されると、大伯皇女も齋宮を解かれ、表舞台から姿を消した。</text:p>
      <text:p text:style-name="P1"><text:s text:c="3"/>大伯皇女の歌</text:p>
      <text:p text:style-name="P1"><text:s/>わが背子を大和に遣るとさ夜ふけて 暁（あかとき）露にわが立ち濡れし</text:p>
      <text:p text:style-name="P1"><text:s/>神風の伊勢の國にもあらましを なにしか來けむ君あらなくに</text:p>
      <text:p text:style-name="P1"><text:soft-page-break/><text:s/>現身（うつそみ）の人なる我や明日よりは 二上山を同母弟（いろせ）と我が見む</text:p>
      <text:p text:style-name="P1"><text:s text:c="2"/>釋智藏</text:p>
      <text:p text:style-name="P1"><text:s/>含香花笑藏　香を含みて花叢に笑まふ</text:p>
      <text:p text:style-name="P1">※ 「ゑまふ」は「さ<text:span text:style-name="T2">かふ</text:span>」で可い。</text:p>
      <text:p text:style-name="P1">※　「咲」は「笑」の舊字體で同字。</text:p>
      <text:p text:style-name="P1">　境部王の詩に「送雪笑梅花」とあり。山田史の詩に「笑林」の語あり。</text:p>
      <text:p text:style-name="P1">　　石上朝臣乙麻呂</text:p>
      <text:p text:style-name="P1">　輾轉憶閨中　※ 詩經</text:p>
      <text:p text:style-name="P1"/>
      <text:p text:style-name="P1">　※<text:span text:style-name="T5">　</text:span>世界の古代歌謡預告</text:p>
      <text:p text:style-name="P5">歐羅細亞のステップ地帶は長い間、人を寄付けぬ不毛の土地だつた。印度歐羅巴語族が最初にこの土地に進出して遊牧文明を築いた。彼等は馬車で世界中に進出した。黄河に進出した人々は周王朝を創り『詩經』が生まれた。</text:p>
      <text:p text:style-name="P5">南亞細亞に進出した人々はアーリア人と呼ばれ印度とイランとに分岐した。ヴェーダの誕生である。古代歌謡は繋がつてゐるのだ。</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PA Pゴシック" svg:font-family="'IPA Pゴシック'" style:font-family-generic="modern" style:font-pitch="fixed"/>
    <style:font-face style:name="Liberation Mono" svg:font-family="'Liberation Mono'" style:font-family-generic="modern" style:font-pitch="fixed"/>
    <style:font-face style:name="IPAexゴシック" svg:font-family="IPAex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IPA Pゴシック" style:font-family-asian="'IPA Pゴシック'"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5902in" fo:margin-bottom="0.5902in" fo:margin-left="0.7874in" fo:margin-right="0.7874in" style:writing-mode="tb-rl" style:layout-grid-color="#006c3b" style:layout-grid-lines="20" style:layout-grid-base-height="0.3543in" style:layout-grid-ruby-height="0.139in" style:layout-grid-mode="both"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18:11:21.687786214</meta:creation-date>
    <meta:editing-duration>PT1H14M19S</meta:editing-duration>
    <meta:editing-cycles>27</meta:editing-cycles>
    <meta:generator>LibreOffice/6.0.7.3$Linux_AARCH64 LibreOffice_project/00m0$Build-3</meta:generator>
    <dc:date>2020-08-19T21:43:44.788705857</dc:date>
    <meta:document-statistic meta:table-count="0" meta:image-count="0" meta:object-count="0" meta:page-count="8" meta:paragraph-count="66" meta:word-count="2035" meta:character-count="2143" meta:non-whitespace-character-count="2035"/>
    <meta:template xlink:type="simple" xlink:actuate="onRequest" xlink:title="四百字詰原稾用紙" xlink:href="../../../Templates/四百字詰原稾用紙.ott" meta:date="2020-07-13T18:11:20.411133862"/>
  </office:meta>
</office:document-meta>
</file>